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f05e" officeooo:paragraph-rsid="0016f05e"/>
    </style:style>
    <style:style style:name="P2" style:family="paragraph" style:parent-style-name="Standard">
      <style:text-properties officeooo:rsid="0016f05e" officeooo:paragraph-rsid="0017786f"/>
    </style:style>
    <style:style style:name="P3" style:family="paragraph" style:parent-style-name="Standard">
      <style:text-properties officeooo:rsid="0016f05e" officeooo:paragraph-rsid="001810b1"/>
    </style:style>
    <style:style style:name="P4" style:family="paragraph" style:parent-style-name="Standard">
      <style:text-properties officeooo:rsid="001810b1" officeooo:paragraph-rsid="001810b1"/>
    </style:style>
    <style:style style:name="T1" style:family="text">
      <style:text-properties officeooo:rsid="0017786f"/>
    </style:style>
    <style:style style:name="T2" style:family="text">
      <style:text-properties officeooo:rsid="001810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8ª Edição</text:p>
      <text:p text:style-name="P1"/>
      <text:p text:style-name="P4">do FTSL</text:p>
      <text:p text:style-name="P4">um evento que é </text:p>
      <text:p text:style-name="P1"/>
      <text:p text:style-name="P1">- Totalmente gratuito</text:p>
      <text:p text:style-name="P1"/>
      <text:p text:style-name="P1">- Público</text:p>
      <text:p text:style-name="P1"/>
      <text:p text:style-name="P1">- <text:span text:style-name="T2">local</text:span></text:p>
      <text:p text:style-name="P1"/>
      <text:p text:style-name="P1">- Justificativa da captação de dinheiro por financiamento coletivo:</text:p>
      <text:p text:style-name="P2">* Trazer mais palestrantes reconhecidos nacional e internacionalmente</text:p>
      <text:p text:style-name="P2"/>
      <text:p text:style-name="P3"><text:span text:style-name="T1">Neste ano decimos captar recursos por financiamento coletivo para permitir trazer </text:span>mais palestrantes reconhecidos nacional e internacional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0:44:33.287136707</meta:creation-date>
    <dc:date>2016-05-05T11:04:28.841522900</dc:date>
    <meta:editing-duration>PT9M45S</meta:editing-duration>
    <meta:editing-cycles>2</meta:editing-cycles>
    <meta:generator>LibreOffice/5.1.2.2$Linux_X86_64 LibreOffice_project/10m0$Build-2</meta:generator>
    <meta:document-statistic meta:table-count="0" meta:image-count="0" meta:object-count="0" meta:page-count="1" meta:paragraph-count="9" meta:word-count="50" meta:character-count="350" meta:non-whitespace-character-count="308"/>
  </office:meta>
</office:document-meta>
</file>